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1" style:family="table-cell" style:parent-style-name="Excel_20_Built-in_20_Percent" style:data-style-name="N126">
      <style:table-cell-properties fo:background-color="#c7a0c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0.99" calcext:value-type="percentage">
            <text:p>99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.5" calcext:value-type="float">
            <text:p>0.5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percentage" office:value="0.99" calcext:value-type="percentage">
            <text:p>99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-0.005" calcext:value-type="percentage">
            <text:p>-0.5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-0.04" calcext:value-type="percentage">
            <text:p>-4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percentage" office:value="0.952" calcext:value-type="percentage">
            <text:p>95.20%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41" office:value-type="percentage" office:value="0.97" calcext:value-type="percentage">
            <text:p>97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41" office:value-type="percentage" office:value="0.97" calcext:value-type="percentage">
            <text:p>97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41" office:value-type="percentage" office:value="0.97" calcext:value-type="percentage">
            <text:p>97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percentage" office:value="0.97" calcext:value-type="percentage">
            <text:p>97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percentage" office:value="0.97" calcext:value-type="percentage">
            <text:p>97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percentage" office:value="0.97" calcext:value-type="percentage">
            <text:p>97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percentage" office:value="0.985" calcext:value-type="percentage">
            <text:p>98.50%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09:37:32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6-15T09:38:47.095000000</dc:date>
    <meta:generator>LibreOffice/6.0.4.2$Windows_X86_64 LibreOffice_project/9b0d9b32d5dcda91d2f1a96dc04c645c450872bf</meta:generator>
    <meta:editing-duration>PT15M57S</meta:editing-duration>
    <meta:editing-cycles>9</meta:editing-cycles>
    <meta:document-statistic meta:table-count="1" meta:cell-count="426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